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2" style:family="paragraph" style:parent-style-name="Text_20_body">
      <style:paragraph-properties fo:padding="0.049cm" fo:border="0.06pt solid #000000"/>
    </style:style>
    <style:style style:name="P3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5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00277. Minimum Operations to Make Median of Array Equal to K</text:span></text:h>
      <text:p text:style-name="P2"><text:span text:style-name="T1">You are given an integer array </text:span><text:span text:style-name="Source_20_Text"><text:span text:style-name="T1">nums</text:span></text:span><text:span text:style-name="T1"> and a </text:span><text:span text:style-name="Strong_20_Emphasis"><text:span text:style-name="T1">non-negative</text:span></text:span><text:span text:style-name="T1"> integer </text:span><text:span text:style-name="Source_20_Text"><text:span text:style-name="T1">k</text:span></text:span><text:span text:style-name="T1">. In one operation, you can increase or decrease any element by 1.</text:span></text:p>
      <text:p text:style-name="P2"><text:span text:style-name="T1">Return the </text:span><text:span text:style-name="Strong_20_Emphasis"><text:span text:style-name="T1">minimum</text:span></text:span><text:span text:style-name="T1"> number of operations needed to make the </text:span><text:span text:style-name="Strong_20_Emphasis"><text:span text:style-name="T1">median</text:span></text:span><text:span text:style-name="T1"> of </text:span><text:span text:style-name="Source_20_Text"><text:span text:style-name="T1">nums</text:span></text:span><text:span text:style-name="T1"> </text:span><text:span text:style-name="Emphasis"><text:span text:style-name="T1">equal</text:span></text:span><text:span text:style-name="T1"> to </text:span><text:span text:style-name="Source_20_Text"><text:span text:style-name="T1">k</text:span></text:span><text:span text:style-name="T1">.</text:span></text:p>
      <text:p text:style-name="P3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4"> </text:span><text:span text:style-name="T1">nums = [2,5,6,8,5], k = 4</text:span></text:p>
      <text:p text:style-name="P2"><text:span text:style-name="Strong_20_Emphasis"><text:span text:style-name="T1">Output:</text:span></text:span><text:span text:style-name="T4"> </text:span><text:span text:style-name="T1">2</text:span></text:p>
      <text:p text:style-name="P2"><text:span text:style-name="Strong_20_Emphasis"><text:span text:style-name="T1">Explanation:</text:span></text:span></text:p>
      <text:p text:style-name="P2"><text:span text:style-name="T4">We can subtract one from </text:span><text:span text:style-name="Source_20_Text"><text:span text:style-name="T1">nums[1]</text:span></text:span><text:span text:style-name="T4"> and </text:span><text:span text:style-name="Source_20_Text"><text:span text:style-name="T1">nums[4]</text:span></text:span><text:span text:style-name="T4"> to obtain </text:span><text:span text:style-name="Source_20_Text"><text:span text:style-name="T1">[2, 4, 6, 8, 4]</text:span></text:span><text:span text:style-name="T4">. The median of the resulting array is equal to </text:span><text:span text:style-name="Source_20_Text"><text:span text:style-name="T1">k</text:span></text:span><text:span text:style-name="T4">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4"> </text:span><text:span text:style-name="T1">nums = [2,5,6,8,5], k = 7</text:span></text:p>
      <text:p text:style-name="P2"><text:span text:style-name="Strong_20_Emphasis"><text:span text:style-name="T1">Output:</text:span></text:span><text:span text:style-name="T4"> </text:span><text:span text:style-name="T1">3</text:span></text:p>
      <text:p text:style-name="P2"><text:span text:style-name="Strong_20_Emphasis"><text:span text:style-name="T1">Explanation:</text:span></text:span></text:p>
      <text:p text:style-name="P2"><text:span text:style-name="T4">We can add one to </text:span><text:span text:style-name="Source_20_Text"><text:span text:style-name="T1">nums[1]</text:span></text:span><text:span text:style-name="T4"> twice and add one to </text:span><text:span text:style-name="Source_20_Text"><text:span text:style-name="T1">nums[2]</text:span></text:span><text:span text:style-name="T4"> once to obtain </text:span><text:span text:style-name="Source_20_Text"><text:span text:style-name="T1">[2, 7, 7, 8, 5]</text:span></text:span><text:span text:style-name="T4">.</text:span></text:p>
      <text:p text:style-name="P2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4"> </text:span><text:span text:style-name="T1">nums = [1,2,3,4,5,6], k = 4</text:span></text:p>
      <text:p text:style-name="P2"><text:span text:style-name="Strong_20_Emphasis"><text:span text:style-name="T1">Output:</text:span></text:span><text:span text:style-name="T4"> </text:span><text:span text:style-name="T1">0</text:span></text:p>
      <text:p text:style-name="P2"><text:span text:style-name="Strong_20_Emphasis"><text:span text:style-name="T1">Explanation:</text:span></text:span></text:p>
      <text:p text:style-name="P2"><text:span text:style-name="T4">The median of the array is already equal to </text:span><text:span text:style-name="Source_20_Text"><text:span text:style-name="T1">k</text:span></text:span><text:span text:style-name="T4">.</text:span></text:p>
      <text:p text:style-name="P3"> </text:p>
      <text:p text:style-name="P2"><text:soft-page-break/><text:span text:style-name="Strong_20_Emphasis"><text:span text:style-name="T1">Constraints:</text:span></text:span></text:p>
      <text:list xml:id="list949625077" text:style-name="L2">
        <text:list-item>
          <text:p text:style-name="P4"><text:span text:style-name="Source_20_Text"><text:span text:style-name="T1">1 &lt;= nums.length &lt;= 2 * 105</text:span></text:span></text:p>
        </text:list-item>
        <text:list-item>
          <text:p text:style-name="P4"><text:span text:style-name="Source_20_Text"><text:span text:style-name="T1">1 &lt;= nums[i] &lt;= 109</text:span></text:span></text:p>
        </text:list-item>
        <text:list-item>
          <text:p text:style-name="P5"><text:span text:style-name="Source_20_Text"><text:span text:style-name="T1">1 &lt;= k &lt;= 10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00:36:02.643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4" meta:word-count="163" meta:character-count="795" meta:non-whitespace-character-count="655"/>
  </office:meta>
</office:document-meta>
</file>